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01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4.415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9]/[.M4]" office:value-type="percentage" office:value="438.036809815951" calcext:value-type="percentage">
            <text:p>43804%</text:p>
          </table:table-cell>
          <table:table-cell table:style-name="ce11"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moral/Fast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19" calcext:value-type="float">
            <text:p>0.19</text:p>
          </table:table-cell>
          <table:table-cell table:number-columns-repeated="2" table:style-name="ce8" office:value-type="float" office:value="0.15" calcext:value-type="float">
            <text:p>0.15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table:number-columns-repeated="2"/>
          <table:table-cell table:style-name="ce9" table:formula="of:=AVERAGE([.E5:.J5])" office:value-type="float" office:value="0.111833333333333" calcext:value-type="float">
            <text:p>0.11</text:p>
          </table:table-cell>
          <table:table-cell table:style-name="ce10" table:formula="of:=[.$M$19]/[.M5]" office:value-type="percentage" office:value="106.408345752608" calcext:value-type="percentage">
            <text:p>10641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RPL-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table:number-columns-repeated="2"/>
          <table:table-cell table:style-name="ce9" table:formula="of:=AVERAGE([.E6:.J6])" office:value-type="float" office:value="0.263166666666667" calcext:value-type="float">
            <text:p>0.26</text:p>
          </table:table-cell>
          <table:table-cell table:style-name="ce10" table:formula="of:=[.$M$19]/[.M6]" office:value-type="percentage" office:value="45.2184927169095" calcext:value-type="percentage">
            <text:p>4522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7:.J7])" office:value-type="float" office:value="0.318333333333333" calcext:value-type="float">
            <text:p>0.32</text:p>
          </table:table-cell>
          <table:table-cell table:style-name="ce10" table:formula="of:=[.$M$19]/[.M7]" office:value-type="percentage" office:value="37.3821989528796" calcext:value-type="percentage">
            <text:p>3738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moral/Slow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0,08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82" calcext:value-type="float">
            <text:p>0.82</text:p>
          </table:table-cell>
          <table:table-cell table:number-columns-repeated="2"/>
          <table:table-cell table:style-name="ce9" table:formula="of:=AVERAGE([.E8:.J8])" office:value-type="float" office:value="0.402" calcext:value-type="float">
            <text:p>0.40</text:p>
          </table:table-cell>
          <table:table-cell table:style-name="ce10" table:formula="of:=[.$M$19]/[.M8]" office:value-type="percentage" office:value="29.6019900497512" calcext:value-type="percentage">
            <text:p>2960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9:.J9])" office:value-type="float" office:value="2.04333333333333" calcext:value-type="float">
            <text:p>2.04</text:p>
          </table:table-cell>
          <table:table-cell table:style-name="ce10" table:formula="of:=[.$M$19]/[.M9]" office:value-type="percentage" office:value="5.82381729200653" calcext:value-type="percentage">
            <text:p>582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10:.J10])" office:value-type="float" office:value="7.26666666666667" calcext:value-type="float">
            <text:p>7.27</text:p>
          </table:table-cell>
          <table:table-cell table:style-name="ce10" table:formula="of:=[.$M$19]/[.M10]" office:value-type="percentage" office:value="1.63761467889908" calcext:value-type="percentage">
            <text:p>164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11:.J11])" office:value-type="float" office:value="7.75" calcext:value-type="float">
            <text:p>7.75</text:p>
          </table:table-cell>
          <table:table-cell table:style-name="ce10" table:formula="of:=[.$M$19]/[.M11]" office:value-type="percentage" office:value="1.53548387096774" calcext:value-type="percentage">
            <text:p>154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12:.J12])" office:value-type="float" office:value="10.5" calcext:value-type="float">
            <text:p>10.50</text:p>
          </table:table-cell>
          <table:table-cell table:style-name="ce10" table:formula="of:=[.$M$19]/[.M12]" office:value-type="percentage" office:value="1.13333333333333" calcext:value-type="percentage">
            <text:p>113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3:.J13])" office:value-type="float" office:value="10.6166666666667" calcext:value-type="float">
            <text:p>10.62</text:p>
          </table:table-cell>
          <table:table-cell table:style-name="ce10" table:formula="of:=[.$M$19]/[.M13]" office:value-type="percentage" office:value="1.12087912087912" calcext:value-type="percentage">
            <text:p>112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4:.J14])" office:value-type="float" office:value="10.9666666666667" calcext:value-type="float">
            <text:p>10.97</text:p>
          </table:table-cell>
          <table:table-cell table:style-name="ce10" table:formula="of:=[.$M$19]/[.M14]" office:value-type="percentage" office:value="1.08510638297872" calcext:value-type="percentage">
            <text:p>109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5:.J15])" office:value-type="float" office:value="18.65" calcext:value-type="float">
            <text:p>18.65</text:p>
          </table:table-cell>
          <table:table-cell table:style-name="ce10" table:formula="of:=[.$M$19]/[.M15]" office:value-type="percentage" office:value="0.638069705093834" calcext:value-type="percentage">
            <text:p>64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6:.J16])" office:value-type="float" office:value="19.9833333333333" calcext:value-type="float">
            <text:p>19.98</text:p>
          </table:table-cell>
          <table:table-cell table:style-name="ce10" table:formula="of:=[.$M$19]/[.M16]" office:value-type="percentage" office:value="0.595496246872394" calcext:value-type="percentage">
            <text:p>60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7:.J17])" office:value-type="float" office:value="21.3833333333333" calcext:value-type="float">
            <text:p>21.38</text:p>
          </table:table-cell>
          <table:table-cell table:style-name="ce10" table:formula="of:=[.$M$19]/[.M17]" office:value-type="percentage" office:value="0.556508183943881" calcext:value-type="percentage">
            <text:p>56%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9:.H19])" office:value-type="float" office:value="11.9" calcext:value-type="float">
            <text:p>11.90</text:p>
          </table:table-cell>
          <table:table-cell table:style-name="ce10" table:formula="of:=[.M19]/[.M19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Note: BM3,4,5,6 are less impressive because they have multiply and divide in them, and AMORAL has to do this the same way as any other 6502 based computer. Most of th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ime is spent doing that arithmetic. In a Floating Point BASIC, add and multiply take about the same time.</text:p>
          </table:table-cell>
          <table:table-cell table:number-columns-repeated="1022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17" table:contains-header="false"/>
        <table:database-range table:name="__Anonymous_Sheet_DB__0" table:target-range-address="Sheet1.A4:Sheet1.N17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.612cm" fo:margin-left="0cm" fo:margin-right="0cm" fo:margin-bottom="1.224cm"/>
      </style:header-style>
      <style:footer-style>
        <style:header-footer-properties fo:min-height="1.612cm" fo:margin-left="0cm" fo:margin-right="0cm" fo:margin-top="1.22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20-01-11T08:27:20</meta:creation-date>
    <dc:date>2020-11-21T07:37:28.068630101</dc:date>
    <meta:editing-duration>PT39M44S</meta:editing-duration>
    <meta:generator>LibreOffice/7.0.3.1$Linux_X86_64 LibreOffice_project/00$Build-1</meta:generator>
    <meta:document-statistic meta:table-count="1" meta:cell-count="2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